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Texto_20_sin_20_formato">
      <style:text-properties style:font-name="Courier New" fo:language="es" fo:country="MX" style:font-name-complex="Courier New"/>
    </style:style>
    <style:style style:name="P2" style:family="paragraph" style:parent-style-name="Texto_20_sin_20_formato">
      <style:text-properties style:font-name="Courier New" fo:font-size="12pt" fo:language="es" fo:country="MX" style:font-size-asian="12pt" style:font-name-complex="Courier New" style:font-size-complex="12pt"/>
    </style:style>
    <style:style style:name="P3" style:family="paragraph" style:parent-style-name="Texto_20_sin_20_formato">
      <style:text-properties style:font-name="Courier New" fo:font-size="12pt" fo:language="es" fo:country="MX" fo:font-style="italic" fo:font-weight="bold" style:font-size-asian="12pt" style:font-style-asian="italic" style:font-weight-asian="bold" style:font-name-complex="Courier New" style:font-size-complex="12pt"/>
    </style:style>
    <style:style style:name="P4" style:family="paragraph" style:parent-style-name="Texto_20_sin_20_formato">
      <style:paragraph-properties fo:margin-left="1.27cm" fo:margin-right="0cm" fo:text-indent="0cm" style:auto-text-indent="false">
        <style:tab-stops/>
      </style:paragraph-properties>
      <style:text-properties style:font-name="Courier New" fo:language="es" fo:country="MX" style:font-name-complex="Courier New"/>
    </style:style>
    <style:style style:name="P5" style:family="paragraph" style:parent-style-name="Texto_20_sin_20_formato">
      <style:paragraph-properties fo:margin-left="0.25cm" fo:margin-right="0cm" fo:text-indent="0cm" style:auto-text-indent="false">
        <style:tab-stops/>
      </style:paragraph-properties>
    </style:style>
    <style:style style:name="P6" style:family="paragraph" style:parent-style-name="Texto_20_sin_20_formato" style:master-page-name="MP0">
      <style:paragraph-properties fo:text-align="center" style:justify-single-word="false" style:page-number="auto" fo:break-before="page"/>
      <style:text-properties style:font-name="Courier New" fo:font-size="14pt" fo:language="es" fo:country="MX" fo:font-weight="bold" style:font-size-asian="14pt" style:font-weight-asian="bold" style:font-name-complex="Courier New" style:font-size-complex="14pt"/>
    </style:style>
    <style:style style:name="T1" style:family="text">
      <style:text-properties style:font-name="Courier New" fo:language="es" fo:country="MX" style:font-name-complex="Courier New"/>
    </style:style>
    <style:style style:name="T2" style:family="text">
      <style:text-properties style:font-name="Courier New" fo:language="es" fo:country="MX" officeooo:rsid="00070756" style:font-name-complex="Courier New"/>
    </style:style>
    <style:style style:name="T3" style:family="text">
      <style:text-properties style:font-name="Courier New" fo:language="es" fo:country="MX" officeooo:rsid="0009879e" style:font-name-complex="Courier New"/>
    </style:style>
    <style:style style:name="T4" style:family="text">
      <style:text-properties style:font-name="Courier New" fo:language="es" fo:country="MX" officeooo:rsid="000c1a91" style:font-name-complex="Courier New"/>
    </style:style>
    <style:style style:name="T5" style:family="text">
      <style:text-properties style:font-name="Courier New" fo:language="es" fo:country="MX" fo:font-weight="bold" style:font-weight-asian="bold" style:font-name-complex="Courier New"/>
    </style:style>
    <style:style style:name="T6" style:family="text">
      <style:text-properties officeooo:rsid="0008f217"/>
    </style:style>
    <style:style style:name="T7" style:family="text">
      <style:text-properties officeooo:rsid="000b2e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O</text:p>
      <text:p text:style-name="P1"/>
      <text:p text:style-name="P1"/>
      <text:p text:style-name="P1"/>
      <text:p text:style-name="P2">Practica 6</text:p>
      <text:p text:style-name="P3">Sockets Servidores</text:p>
      <text:p text:style-name="P1"/>
      <text:p text:style-name="Texto_20_sin_20_formato"><text:span text:style-name="Fuente_20_de_20_párrafo_20_predeter."><text:span text:style-name="T2">1</text:span></text:span><text:span text:style-name="Fuente_20_de_20_párrafo_20_predeter."><text:span text:style-name="T1">.-</text:span></text:span><text:span text:style-name="Fuente_20_de_20_párrafo_20_predeter."><text:span text:style-name="T5">ChatBot</text:span></text:span></text:p>
      <text:p text:style-name="P1">Codificar un cliente y un servidor que interactúen del siguiente modo el cliente envía una pregunta al servidor y el servidor envía una respuesta al cliente. El servidor puede almacenar al menos 10 preguntas y 10 respuestas predefinidas (se pueden usar 2 arreglos o un HashMap).</text:p>
      <text:p text:style-name="P1"/>
      <text:p text:style-name="P1">Ejemplos de preguntas tipo y respuestas tipo</text:p>
      <text:p text:style-name="P1">En que ciudad vives?</text:p>
      <text:p text:style-name="P1">D.F</text:p>
      <text:p text:style-name="P1">Cuántos años tienes?</text:p>
      <text:p text:style-name="P1">20</text:p>
      <text:p text:style-name="P1">En que escuela estudias?</text:p>
      <text:p text:style-name="P1">ESCOM</text:p>
      <text:p text:style-name="P1"/>
      <text:p text:style-name="P1"><text:span text:style-name="T6">2</text:span>.-Servidor de imágenes (o álbum fotográfico digital remoto)</text:p>
      <text:p text:style-name="P1">Codificar un cliente y un servidor donde el servidor almacena imágenes (objetos ImageIcon) en un arreglo (o en un HashMap) y el cliente puede solicitar los nombres de los archivos de todas las imágenes o enviar el nombre del archivo de una imagen en dicho caso el servidor busca la imagen en el arreglo y la envía al cliente.</text:p>
      <text:p text:style-name="P1"/>
      <text:p text:style-name="Texto_20_sin_20_formato"><text:span text:style-name="Fuente_20_de_20_párrafo_20_predeter."><text:span text:style-name="T1">*</text:span></text:span><text:span text:style-name="Fuente_20_de_20_párrafo_20_predeter."><text:span text:style-name="T3">3</text:span></text:span><text:span text:style-name="Fuente_20_de_20_párrafo_20_predeter."><text:span text:style-name="T1">.-</text:span></text:span><text:span text:style-name="Fuente_20_de_20_párrafo_20_predeter."><text:span text:style-name="T5">Tablero de avisos electrónico</text:span></text:span></text:p>
      <text:p text:style-name="P1">Codificar un cliente y un servidor para ofrecer un servicio de Tablero de avisos electrónico. Dicho programa tendrá 2 comandos setinfo y getinfo</text:p>
      <text:p text:style-name="P1"><text:tab/>java TableroAvisos setinfo titulo aviso</text:p>
      <text:p text:style-name="P1"><text:tab/>java TableroAvisos getinfo titulo o java TableroAvisos getinfo alltags</text:p>
      <text:p text:style-name="P1">Un cliente envía un aviso y su titulo al servidor este lo almacena en un HashMap (o en dos arreglos). El cliente puedes solicitar un aviso del servidor por título o pedir los títulos de todos los avisos. Si el cliente envía el titulo de un aviso el servidor lo usa para buscar en el arreglo de avisos el aviso correspondiente a dicho título.</text:p>
      <text:p text:style-name="P1"/>
      <text:p text:style-name="P1">*<text:span text:style-name="T7">4</text:span>.-Control del tiempo en una maquina remota</text:p>
      <text:p text:style-name="P1">Cuando un usuario se "sube" a un juego (es decir se cambia la vista actual para que esta se mueva junto con el juego) se conecta el servidor y este almacena el tiempo correspondiente al momento de la conexión y cuando pasan 2 minutos el servidor envía un mensaje para "bajar" al usuario del juego (es decir para que se cambie la vista actual para que ya no se mueva junto con el juego).</text:p>
      <text:p text:style-name="P1"/>
      <text:p text:style-name="Texto_20_sin_20_formato"><text:span text:style-name="Fuente_20_de_20_párrafo_20_predeter."><text:span text:style-name="T1">**</text:span></text:span><text:span text:style-name="Fuente_20_de_20_párrafo_20_predeter."><text:span text:style-name="T4">5</text:span></text:span><text:span text:style-name="Fuente_20_de_20_párrafo_20_predeter."><text:span text:style-name="T1">.-</text:span></text:span><text:span text:style-name="Fuente_20_de_20_párrafo_20_predeter."><text:span text:style-name="T5">Microtwitter</text:span></text:span></text:p>
      <text:p text:style-name="Texto_20_sin_20_formato"><text:span text:style-name="Fuente_20_de_20_párrafo_20_predeter."><text:span text:style-name="T1">Similar al Tablero de avisos electrónico</text:span></text:span><text:span text:style-name="Fuente_20_de_20_párrafo_20_predeter."><text:span text:style-name="T5"> </text:span></text:span><text:span text:style-name="Fuente_20_de_20_párrafo_20_predeter."><text:span text:style-name="T1">pero no se envían los twitts a todos sino solo a los seguidores del que pía.</text:span></text:span></text:p>
      <text:p text:style-name="P1"/>
      <text:p text:style-name="P1"/>
      <text:p text:style-name="P4"/>
      <text:p text:style-name="P5"><text:span text:style-name="Fuente_20_de_20_párrafo_20_predeter."><text:span text:style-name="T1">* <text:s/>Indica complej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Texto_20_sin_20_formato" style:display-name="Texto sin formato" style:family="paragraph" style:parent-style-name="Normal">
      <style:paragraph-properties fo:margin-top="0cm" fo:margin-bottom="0cm" style:contextual-spacing="false" fo:line-height="100%" fo:hyphenation-ladder-count="no-limit"/>
      <style:text-properties style:font-name="Consolas" fo:font-family="Consolas" style:font-family-generic="modern" style:font-pitch="fixed" fo:font-size="10.5pt" style:font-size-asian="10.5pt" style:font-size-complex="10.5pt" fo:hyphenate="false"/>
    </style:style>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nsolas" fo:font-family="Consolas" style:font-family-generic="modern" style:font-pitch="fixed" fo:font-size="10.5pt" style:font-size-asian="10.5pt" style:font-size-complex="10.5pt"/>
    </style:style>
    <style:style style:name="WW_5f_CharLFO1LVL1" style:display-name="WW_CharLFO1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27cm" fo:margin-right="1.2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dc:description/>
    <dc:subject/>
    <meta:initial-creator>Instituto Politécnico Nacional</meta:initial-creator>
    <meta:creation-date>2013-03-19T16:13:00Z</meta:creation-date>
    <dc:date>2017-02-23T17:54:05.613042842</dc:date>
    <meta:print-date>2013-03-19T16:23:00Z</meta:print-date>
    <meta:editing-cycles>13</meta:editing-cycles>
    <meta:editing-duration>PT13M32S</meta:editing-duration>
    <meta:document-statistic meta:table-count="0" meta:image-count="0" meta:object-count="0" meta:page-count="1" meta:paragraph-count="24" meta:word-count="352" meta:character-count="2036" meta:non-whitespace-character-count="1705"/>
    <meta:template xlink:type="simple" xlink:actuate="onRequest" xlink:title="" xlink:href="Normal.dotm"/>
  </office:meta>
</office:document-meta>
</file>